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9.273cm"/>
    </style:style>
    <style:style style:name="co3" style:family="table-column">
      <style:table-column-properties fo:break-before="auto" style:column-width="4.833cm"/>
    </style:style>
    <style:style style:name="co4" style:family="table-column">
      <style:table-column-properties fo:break-before="auto" style:column-width="5.749cm"/>
    </style:style>
    <style:style style:name="co5" style:family="table-column">
      <style:table-column-properties fo:break-before="auto" style:column-width="3.196cm"/>
    </style:style>
    <style:style style:name="co6" style:family="table-column">
      <style:table-column-properties fo:break-before="auto" style:column-width="10.29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468cm"/>
    </style:style>
    <style:style style:name="co9" style:family="table-column">
      <style:table-column-properties fo:break-before="auto" style:column-width="3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>
            <text:p>優先</text:p>
          </table:table-cell>
          <table:table-cell table:style-name="ce1" office:value-type="string">
            <text:p>機能</text:p>
          </table:table-cell>
          <table:table-cell table:style-name="ce1" office:value-type="string">
            <text:p>ツール</text:p>
          </table:table-cell>
          <table:table-cell table:style-name="ce1" office:value-type="string">
            <text:p>利用技術</text:p>
          </table:table-cell>
          <table:table-cell table:style-name="ce1" office:value-type="string">
            <text:p>技術名称</text:p>
          </table:table-cell>
          <table:table-cell table:style-name="ce1" office:value-type="string">
            <text:p>課題 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英語を一行ずつ翻訳</text:p>
          </table:table-cell>
          <table:table-cell office:value-type="string">
            <text:p>google翻訳サイト</text:p>
          </table:table-cell>
          <table:table-cell office:value-type="string">
            <text:p>webdriver BeautifulSoup</text:p>
          </table:table-cell>
          <table:table-cell office:value-type="string">
            <text:p>webスクレイピング 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英語を一行ずつ読み上げ espeak</text:p>
          </table:table-cell>
          <table:table-cell office:value-type="string">
            <text:p>tts 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1:1でAI と英語でtext chatできる</text:p>
          </table:table-cell>
          <table:table-cell office:value-type="string">
            <text:p>aiml ajax</text:p>
          </table:table-cell>
          <table:table-cell table:number-columns-repeated="2"/>
          <table:table-cell office:value-type="string">
            <text:p>chatbot 非同期 restful restfulでロード処理を一回のみできない？ 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1:1でAI と英語でvoice chatできる pocketsphinx</text:p>
          </table:table-cell>
          <table:table-cell office:value-type="string">
            <text:p>voice to text 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1:1でaiと英語でmovieの短い動画chatできる</text:p>
          </table:table-cell>
          <table:table-cell office:value-type="string">
            <text:p>事前用意する必要あり 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英語文法チェック機能を追加</text:p>
          </table:table-cell>
          <table:table-cell office:value-type="string">
            <text:p>linuxならlinkgrammar利用？ 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英語資料（文法）をアップして勉強できるようにする 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英語資料（deep leaning）をアップして勉強できるようにする 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英語発音チェック機能を追加 </text:p>
          </table:table-cell>
          <table:table-cell table:number-columns-repeated="3"/>
          <table:table-cell office:value-type="string">
            <text:p>やり方不明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1:1で好きなアイドルと英語でvoice chatできる</text:p>
          </table:table-cell>
          <table:table-cell office:value-type="string">
            <text:p>声質コピー</text:p>
          </table:table-cell>
          <table:table-cell office:value-type="string">
            <text:p>事前用意する必要あり 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1:1で好きなアイドルと英語で短い動画のchatできる</text:p>
          </table:table-cell>
          <table:table-cell office:value-type="string">
            <text:p>顔などコピー</text:p>
          </table:table-cell>
          <table:table-cell office:value-type="string">
            <text:p>事前用意する必要あり 感情分析？ 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顔認証</text:p>
          </table:table-cell>
          <table:table-cell office:value-type="string">
            <text:p>事前用意する必要あり 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i 歌う</text:p>
          </table:table-cell>
          <table:table-cell office:value-type="string">
            <text:p>事前用意する必要あり 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Googleカレンダーに勉強した単語を登録する 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ログイン 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推奨する動画リンクをアップ 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毎日ニュースを更新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number-columns-repeated="4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>
            <text:p>共通</text:p>
          </table:table-cell>
          <table:table-cell table:style-name="ce4" office:value-type="string">
            <text:p>翻訳言語選択</text:p>
          </table:table-cell>
          <table:table-cell office:value-type="string">
            <text:p>翻訳、発音記号</text:p>
          </table:table-cell>
          <table:table-cell office:value-type="string">
            <text:p>文法解析</text:p>
          </table:table-cell>
          <table:table-cell office:value-type="string">
            <text:p>読み上げ</text:p>
          </table:table-cell>
          <table:table-cell office:value-type="string">
            <text:p>変換</text:p>
          </table:table-cell>
          <table:table-cell office:value-type="string">
            <text:p>記憶</text:p>
          </table:table-cell>
        </table:table-row>
        <table:table-row table:style-name="ro1">
          <table:table-cell/>
          <table:table-cell office:value-type="string">
            <text:p>テキストエリア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テキストファイル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PDFファイル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string">
            <text:p>chatbot</text:p>
          </table:table-cell>
          <table:table-cell/>
          <table:table-cell office:value-type="string">
            <text:p>自動返信</text:p>
          </table:table-cell>
          <table:table-cell office:value-type="string">
            <text:p>アイドルVR</text:p>
          </table:table-cell>
          <table:table-cell office:value-type="string">
            <text:p>音声チャット</text:p>
          </table:table-cell>
          <table:table-cell office:value-type="string">
            <text:p>文法チェック</text:p>
          </table:table-cell>
          <table:table-cell office:value-type="string">
            <text:p>翻訳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記憶履歴見る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4">2019/08/04</text:date>, <text:time>11:5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20:10:17.01</meta:creation-date>
    <dc:date>2019-08-04T11:54:16.49</dc:date>
    <meta:editing-duration>PT8H4M36S</meta:editing-duration>
    <meta:editing-cycles>8</meta:editing-cycles>
    <meta:generator>OpenOffice/4.1.6$Win32 OpenOffice.org_project/416m1$Build-9790</meta:generator>
    <meta:document-statistic meta:table-count="2" meta:cell-count="73" meta:object-count="0"/>
  </office:meta>
</office:document-meta>
</file>